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0000002764C9CF906AB1C24BF.png" manifest:media-type="image/png"/>
  <manifest:file-entry manifest:full-path="Pictures/100002010000020000000200371E16F9FCCDA9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Purisa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style:font-name="Purisa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style:font-name="Purisa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Purisa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ffff" draw:fill-color="#ffffff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5cm" svg:stroke-color="#000000" draw:marker-start-width="0.279cm" draw:marker-end-width="0.279cm" draw:fill="none" draw:fill-color="#ffffff" draw:textarea-horizontal-align="justify" draw:textarea-vertical-align="middle" draw:auto-grow-height="false" fo:min-height="6.609cm" fo:min-width="5.126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129cm" draw:marker-end-width="0.129cm" draw:fill="none" draw:fill-color="#ffffff" draw:textarea-horizontal-align="justify" draw:textarea-vertical-align="middle" draw:auto-grow-height="false" fo:min-height="6.242cm" fo:min-width="4.6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ffff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685cm" style:run-through="foreground" style:wrap="none" style:vertical-pos="from-top" style:vertical-rel="paragraph" style:horizontal-pos="from-left" style:horizontal-rel="paragraph"/>
    </style:style>
    <style:style style:name="gr6" style:family="graphic">
      <style:graphic-properties svg:stroke-width="0.199cm" svg:stroke-color="#ffffff" draw:fill="none" draw:fill-color="#ffffff" draw:textarea-horizontal-align="justify" draw:textarea-vertical-align="middle" draw:auto-grow-height="false" fo:min-height="5.59cm" fo:min-width="3.95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56cm" style:run-through="foreground" style:wrap="none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ffff" draw:fill="none" draw:fill-color="#ffffff" draw:textarea-horizontal-align="justify" draw:textarea-vertical-align="middle" draw:auto-grow-height="false" fo:min-height="4.295cm" fo:min-width="4.3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6" draw:name="Forma2" draw:style-name="gr5" draw:text-style-name="P4" svg:width="7.175cm" svg:height="1.685cm" draw:transform="skewX (-1.53939063500132E-016) rotate (0.93270395226577) translate (-0.751416666666667cm 6.72394444444444cm)"><draw:text-box><text:p text:style-name="P3">CONOCIMIENTO</text:p></draw:text-box></draw:frame><draw:frame text:anchor-type="paragraph" draw:z-index="16" draw:name="Forma2" draw:style-name="gr7" draw:text-style-name="P5" svg:width="4.065cm" svg:height="1.364cm" draw:transform="rotate (0.000872664625997165) translate (6.24240277777778cm 4.30036111111111cm)"><draw:text-box><text:p><text:span text:style-name="T1">A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/text:p></draw:text-box></draw:frame><draw:frame draw:style-name="fr1" draw:name="Imagen1" text:anchor-type="paragraph" svg:x="5.895cm" svg:y="1.752cm" svg:width="4.417cm" svg:height="4.417cm" draw:z-index="17"><draw:image xlink:href="Pictures/100002010000020000000200371E16F9FCCDA932.png" xlink:type="simple" xlink:show="embed" xlink:actuate="onLoad" loext:mime-type="image/png"/></draw:frame><draw:frame draw:style-name="fr1" draw:name="Imagen3" text:anchor-type="paragraph" svg:x="-0.33cm" svg:y="1.478cm" svg:width="4.202cm" svg:height="5.907cm" draw:z-index="0"><draw:image xlink:href="Pictures/10000201000001D0000002764C9CF906AB1C24BF.png" xlink:type="simple" xlink:show="embed" xlink:actuate="onLoad" loext:mime-type="image/png"/></draw:frame><draw:path text:anchor-type="paragraph" draw:z-index="1" draw:name="Forma3" draw:style-name="gr1" draw:text-style-name="P1" svg:width="1.415cm" svg:height="0.424cm" draw:transform="rotate (-1.5707963267949) translate (-0.47507706579239cm 0.806641619336503cm)" svg:viewBox="0 0 1416 425" svg:d="M555 260c231 4 769 131 686-84-92-242-517-81-771-48-105 14-802 8-275 83 252 36 513 19 769-11 111-12 626-12 0-12-178 0-619-164-529-12 106 178 416 47 625 47 569 0-588 117-457 25 97-68-748-21 0 35 266 20 727 281 806 25 76-245-496-96-746-97-570-1 89-50 132-35 56 20 750-54 182 0-191 18-542 286-567 97-30-229 607-386 627-170 21 233-593 452-662 230-67-219 448-66 674-60 503 12-277-7-397-13-372-18 221-36 252-37 549-1-84 55-204 60-464 21 146-135 227-72h217 133"><text:p/></draw:path><draw:path text:anchor-type="paragraph" draw:z-index="2" draw:name="Forma5" draw:style-name="gr1" draw:text-style-name="P1" svg:width="0.417cm" svg:height="0.41cm" draw:transform="rotate (-0.106465084371654) translate (3.48806625015476cm 7.27910091155065cm)" svg:viewBox="0 0 418 411" svg:d="M0 41c140 83 560-251 370 206-216 518-570-388-108-49l20-187"><text:p/></draw:path><draw:custom-shape text:anchor-type="paragraph" draw:z-index="3" draw:name="Forma8" draw:style-name="gr2" draw:text-style-name="P2" svg:width="5.843cm" svg:height="7.326cm" svg:x="-1.178cm" svg:y="0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" draw:style-name="gr3" draw:text-style-name="P2" svg:width="5.238cm" svg:height="6.801cm" svg:x="-0.9cm" svg:y="1.0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5" draw:name="Forma10" draw:style-name="gr4" draw:text-style-name="P1" svg:width="0.29cm" svg:height="0.382cm" svg:x="3.205cm" svg:y="6.703cm" svg:viewBox="0 0 291 383" svg:d="M291 185c-453 340 222-441-132-94-355 348 12-386-106 80-155 612 355-344 27 120l132 12-145-27-53-52"><text:p/></draw:path><draw:path text:anchor-type="paragraph" draw:z-index="7" draw:name="Forma3" draw:style-name="gr1" draw:text-style-name="P1" svg:width="1.415cm" svg:height="0.424cm" draw:transform="rotate (-1.5707963267949) translate (5.89432571198539cm 0.847211063780948cm)" svg:viewBox="0 0 1416 425" svg:d="M555 260c231 4 769 131 686-84-92-242-517-81-771-48-105 14-802 8-275 83 252 36 513 19 769-11 111-12 626-12 0-12-178 0-619-164-529-12 106 178 416 47 625 47 569 0-588 117-457 25 97-68-748-21 0 35 266 20 727 281 806 25 76-245-496-96-746-97-570-1 89-50 132-35 56 20 750-54 182 0-191 18-542 286-567 97-30-229 607-386 627-170 21 233-593 452-662 230-67-219 448-66 674-60 503 12-277-7-397-13-372-18 221-36 252-37 549-1-84 55-204 60-464 21 146-135 227-72h217 133"><text:p/></draw:path><draw:path text:anchor-type="paragraph" draw:z-index="8" draw:name="Forma4" draw:style-name="gr1" draw:text-style-name="P1" svg:width="0.304cm" svg:height="0.181cm" draw:transform="rotate (1.88757358603187) translate (9.06109722222223cm 1.87148611111111cm)" svg:viewBox="0 0 305 182" svg:d="M0 0c112 26 336-62 301 164l-56 18"><text:p/></draw:path><draw:path text:anchor-type="paragraph" draw:z-index="9" draw:name="Forma5" draw:style-name="gr1" draw:text-style-name="P1" svg:width="0.417cm" svg:height="0.41cm" draw:transform="rotate (-0.106465084371654) translate (9.85746902793253cm 7.31967035599509cm)" svg:viewBox="0 0 418 411" svg:d="M0 41c140 83 560-251 370 206-216 518-570-388-108-49l20-187"><text:p/></draw:path><draw:custom-shape text:anchor-type="paragraph" draw:z-index="10" draw:name="Forma8" draw:style-name="gr2" draw:text-style-name="P2" svg:width="5.843cm" svg:height="7.326cm" svg:x="5.191cm" svg:y="0.8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1" draw:style-name="gr3" draw:text-style-name="P2" svg:width="5.238cm" svg:height="6.801cm" svg:x="5.47cm" svg:y="1.1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6" draw:style-name="gr6" draw:text-style-name="P2" svg:width="4.156cm" svg:height="5.788cm" svg:x="5.997cm" svg:y="1.568cm"><text:p/><draw:enhanced-geometry svg:viewBox="0 0 21600 21600" draw:type="rectangle" draw:enhanced-path="M 0 0 L 21600 0 21600 21600 0 21600 0 0 Z N"/></draw:custom-shape><draw:path text:anchor-type="paragraph" draw:z-index="13" draw:name="Forma7" draw:style-name="gr4" draw:text-style-name="P1" svg:width="1.774cm" svg:height="3.329cm" svg:x="7.999cm" svg:y="1.581cm" svg:viewBox="0 0 1775 3330" svg:d="M1298 1167c-46 83-413 696-79 159 294-475 49 75-27 158-56 62-286 686-120 251 50-129 415-720 41-106-214 351 101-218 185-224 71-5-351 566-40 171 109-139 169-542 291-423 168 163-244 361-357 529-51 76-267 570-53 67 86-199 212-381 318-570 86-153 437-521 277-450-298 132-419 487-609 741-49 67-273 669-65 159 145-356 617-654 529-1032-71-307-410 464-555 729-105 190-233 369-344 555-374 623 148-555 197-464 67 125 330-832 133-330-82 208-182 422-344 583-124 121-165 413-344 382-336-57 71-348 172-476 115-145 208-281 277-436 81-180 212-335 332-490 113-146 194-323 238-503 107-432 41 217 0 291-102 186-215 362-317 544-223 396 65-237 118-318 23-35 388-762 185-238-83 215-148 429-238 647-85 205-265 828-251 609 18-268 609-755 344-727-275 30-278 501-502 662-55 39-431 679-279 250 46-129 449-593 26-132-125 137-504 476-317 464 326-22 534-390 728-649 401-535-37 112-79 158-177 196-295 907-423 676-156-280 441-529 450-847 5-211 573-947 185-411-138 191-295 369-438 556-366 478 235-561 200-383-12 60 330-712 211-173-60 274-250 503-344 768-45 127-274 573 106 52 203-277 383-574 556-873 319-552-215 563-371 623-254 99-294 446-437 674-328 520 363-563 370-529 6 26 733-1007 200-186-168 258-332 521-517 768-386 513 312-607 358-674 25-37 460-865 39-173-181 296-388 577-568 873-96 157-678 572-80-26 582-582 1332-2172 463-688-161 273-322 552-463 834-114 229-472 868 13-199 96-212 247-845 317-621 91 289-243 559-344 847-79 225-155 919-224 688-90-304 189-606 304-900l93-199 132-265 53-65"><text:p/></draw:path><draw:path text:anchor-type="paragraph" draw:z-index="14" draw:name="Forma9" draw:style-name="gr4" draw:text-style-name="P1" svg:width="1.472cm" svg:height="0.552cm" draw:transform="rotate (-1.7250834326712) translate (6.52947482091731cm 2.25166056500451cm)" svg:viewBox="0 0 1473 553" svg:d="M52 204c200 22 529 175 600-13 68-182-494-271-578-98-79 165 352 78 527 118 595 138-259-139-276-144-152-47-652-98 7 133 275 96 564 184 855 161 86-7 527-31 108-163-255-81-519-165-788-172-174-4-690-46 66 177 227 67 453 90 684 94 620 10-446-115-416 79 30 193-633 248-579 63 67-232 464-104 700-150l209-32 129-33 24-18"><text:p/></draw:path><draw:path text:anchor-type="paragraph" draw:z-index="15" draw:name="Forma10" draw:style-name="gr4" draw:text-style-name="P1" svg:width="0.29cm" svg:height="0.382cm" svg:x="9.574cm" svg:y="6.744cm" svg:viewBox="0 0 291 383" svg:d="M291 185c-453 340 222-441-132-94-355 348 12-386-106 80-155 612 355-344 27 120l132 12-145-27-53-52"><text:p/></draw:path><draw:custom-shape text:anchor-type="paragraph" draw:z-index="18" draw:name="Forma11" draw:style-name="gr8" draw:text-style-name="P2" svg:width="4.416cm" svg:height="4.395cm" svg:x="5.895cm" svg:y="1.752cm"><text:p/><draw:enhanced-geometry svg:viewBox="0 0 21600 21600" draw:type="rectangle" draw:enhanced-path="M 0 0 L 21600 0 21600 21600 0 21600 0 0 Z N"/></draw:custom-shape><draw:line text:anchor-type="paragraph" draw:z-index="19" draw:name="Forma12" draw:style-name="gr4" draw:text-style-name="P1" svg:x1="-0.33cm" svg:y1="1.478cm" svg:x2="-0.33cm" svg:y2="6.496cm"><text:p/></draw:line><draw:line text:anchor-type="paragraph" draw:z-index="20" draw:name="Forma14" draw:style-name="gr4" draw:text-style-name="P1" svg:x1="3.87cm" svg:y1="2.528cm" svg:x2="3.87cm" svg:y2="7.216cm"><text:p/></draw:line><draw:line text:anchor-type="paragraph" draw:z-index="21" draw:name="Forma15" draw:style-name="gr4" draw:text-style-name="P1" svg:x1="3.394cm" svg:y1="7.158cm" svg:x2="3.484cm" svg:y2="7.511cm"><text:p/></draw:line><draw:line text:anchor-type="paragraph" draw:z-index="22" draw:name="Forma16" draw:style-name="gr4" draw:text-style-name="P1" svg:x1="3.87cm" svg:y1="2.528cm" svg:x2="3.87cm" svg:y2="1.478cm"><text:p/></draw:line><draw:line text:anchor-type="paragraph" draw:z-index="23" draw:name="Forma17" draw:style-name="gr4" draw:text-style-name="P1" svg:x1="-0.33cm" svg:y1="6.304cm" svg:x2="-0.33cm" svg:y2="6.496cm"><text:p/></draw:line><draw:line text:anchor-type="paragraph" draw:z-index="24" draw:name="Forma18" draw:style-name="gr4" draw:text-style-name="P1" svg:x1="-0.325cm" svg:y1="7.48cm" svg:x2="-0.33cm" svg:y2="6.937cm"><text:p/></draw:line><draw:line text:anchor-type="paragraph" draw:z-index="25" draw:name="Forma19" draw:style-name="gr4" draw:text-style-name="P1" svg:x1="-0.266cm" svg:y1="6.51cm" svg:x2="-0.33cm" svg:y2="6.496cm"><text:p/></draw:line><draw:path text:anchor-type="paragraph" draw:z-index="26" draw:name="Forma21" draw:style-name="gr4" draw:text-style-name="P1" svg:width="0.178cm" svg:height="0.065cm" draw:transform="rotate (-0.851895207898432) translate (1.64223031658026cm 4.49698497292948cm)" svg:viewBox="0 0 179 66" svg:d="M0 66c65-2 126-29 179-66"><text:p/></draw:path><draw:line text:anchor-type="paragraph" draw:z-index="27" draw:name="Forma22" draw:style-name="gr4" draw:text-style-name="P1" svg:x1="1.711cm" svg:y1="4.589cm" svg:x2="1.621cm" svg:y2="4.54cm"><text:p/></draw:line><draw:line text:anchor-type="paragraph" draw:z-index="28" draw:name="Forma23" draw:style-name="gr4" draw:text-style-name="P1" svg:x1="1.385cm" svg:y1="4.71cm" svg:x2="1.491cm" svg:y2="4.811cm"><text:p/></draw:line><draw:line text:anchor-type="paragraph" draw:z-index="29" draw:name="Forma24" draw:style-name="gr4" draw:text-style-name="P1" svg:x1="1.644cm" svg:y1="4.665cm" svg:x2="1.558cm" svg:y2="4.579cm"><text:p/></draw:line><draw:line text:anchor-type="paragraph" draw:z-index="30" draw:name="Forma13" draw:style-name="gr4" draw:text-style-name="P1" svg:x1="3.394cm" svg:y1="7.384cm" svg:x2="2.161cm" svg:y2="7.384cm"><text:p/></draw:line><draw:line text:anchor-type="paragraph" draw:z-index="31" draw:name="Forma20" draw:style-name="gr4" draw:text-style-name="P1" svg:x1="-0.325cm" svg:y1="7.384cm" svg:x2="1.517cm" svg:y2="7.384cm"><text:p/></draw:line><draw:line text:anchor-type="paragraph" draw:z-index="32" draw:name="Forma25" draw:style-name="gr4" draw:text-style-name="P1" svg:x1="2.161cm" svg:y1="7.384cm" svg:x2="2.066cm" svg:y2="7.38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15:49:46.710178840</meta:creation-date>
    <dc:date>2021-03-14T17:30:30.117713882</dc:date>
    <meta:editing-duration>PT28M53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